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9000001D6799877BAE9479DCA.png" manifest:media-type="image/png"/>
  <manifest:file-entry manifest:full-path="Pictures/10000000000005490000038C3A82DB160B16A1BA.png" manifest:media-type="image/png"/>
  <manifest:file-entry manifest:full-path="Pictures/1000000000000228000001524F8B0D0278A9587B.png" manifest:media-type="image/png"/>
  <manifest:file-entry manifest:full-path="Pictures/1000000000000387000001908FA1E6F47C18780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4fe40"/>
    </style:style>
    <style:style style:name="P2" style:family="paragraph" style:parent-style-name="Standard">
      <style:text-properties officeooo:rsid="0004fe40" officeooo:paragraph-rsid="0004fe40"/>
    </style:style>
    <style:style style:name="P3" style:family="paragraph" style:parent-style-name="Standard">
      <style:text-properties officeooo:rsid="0004fe40" officeooo:paragraph-rsid="0004fe40"/>
    </style:style>
    <style:style style:name="P4" style:family="paragraph" style:parent-style-name="Standard">
      <style:text-properties officeooo:rsid="00076c80" officeooo:paragraph-rsid="00076c8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Bild1" text:anchor-type="char" svg:x="0cm" svg:y="0.157cm" svg:width="17cm" svg:height="5.835cm" draw:z-index="0"><draw:image xlink:href="Pictures/1000000000000559000001D6799877BAE9479DCA.png" xlink:type="simple" xlink:show="embed" xlink:actuate="onLoad" draw:mime-type="image/png"/></draw:frame></text:p>
      <text:p text:style-name="P1"/>
      <text:p text:style-name="P1"><draw:frame draw:style-name="fr2" draw:name="Bild2" text:anchor-type="char" svg:x="1.042cm" svg:y="0.002cm" svg:width="14.605cm" svg:height="8.943cm" draw:z-index="1"><draw:image xlink:href="Pictures/1000000000000228000001524F8B0D0278A9587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Bild3" text:anchor-type="char" svg:x="-0.088cm" svg:y="0.021cm" svg:width="17cm" svg:height="11.409cm" draw:z-index="2"><draw:image xlink:href="Pictures/10000000000005490000038C3A82DB160B16A1BA.png" xlink:type="simple" xlink:show="embed" xlink:actuate="onLoad" draw:mime-type="image/png"/></draw:frame><text:soft-page-break/>aasd</text:p>
      <text:p text:style-name="P2"/>
      <text:p text:style-name="P2"><draw:frame draw:style-name="fr1" draw:name="Bild4" text:anchor-type="char" svg:width="17cm" svg:height="7.53cm" draw:z-index="3"><draw:image xlink:href="Pictures/1000000000000387000001908FA1E6F47C187807.png" xlink:type="simple" xlink:show="embed" xlink:actuate="onLoad" draw:mime-type="image/png"/></draw:frame></text:p>
      <text:p text:style-name="P4">asd</text:p>
      <text:p text:style-name="P4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0T12:20:08.947000000</dc:date>
    <meta:editing-duration>PT28M22S</meta:editing-duration>
    <meta:editing-cycles>3</meta:editing-cycles>
    <meta:generator>LibreOffice/7.2.1.2$Windows_X86_64 LibreOffice_project/87b77fad49947c1441b67c559c339af8f3517e22</meta:generator>
    <meta:document-statistic meta:table-count="0" meta:image-count="4" meta:object-count="0" meta:page-count="2" meta:paragraph-count="2" meta:word-count="2" meta:character-count="7" meta:non-whitespace-character-count="7"/>
  </office:meta>
</office:document-meta>
</file>